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1b0" officeooo:paragraph-rsid="00166912"/>
    </style:style>
    <style:style style:name="T1" style:family="text">
      <style:text-properties officeooo:rsid="0016691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 del TP <text:span text:style-name="T1">2</text:span>:</text:p>
      <text:p text:style-name="P1"/>
      <text:p text:style-name="P1">Keras<text:tab/><text:tab/><text:span text:style-name="T1">=&gt;<text:tab/></text:span>2.4.3</text:p>
      <text:p text:style-name="P1">tensorflow<text:tab/><text:span text:style-name="T1">=&gt;<text:tab/></text:span>2.4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7:17:39.151169095</meta:creation-date>
    <dc:date>2021-02-16T17:20:02.897930237</dc:date>
    <meta:editing-duration>PT2M24S</meta:editing-duration>
    <meta:editing-cycles>1</meta:editing-cycles>
    <meta:document-statistic meta:table-count="0" meta:image-count="0" meta:object-count="0" meta:page-count="1" meta:paragraph-count="3" meta:word-count="10" meta:character-count="54" meta:non-whitespace-character-count="46"/>
    <meta:generator>LibreOffice/6.4.6.2$Linux_X86_64 LibreOffice_project/40$Build-2</meta:generator>
  </office:meta>
</office:document-meta>
</file>